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788B9B5A1947670.png" manifest:media-type="image/png"/>
  <manifest:file-entry manifest:full-path="Pictures/1000000000000556000003000BA9064EB58CD456.png" manifest:media-type="image/png"/>
  <manifest:file-entry manifest:full-path="Pictures/100000000000055600000300A4852C9230D051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172" officeooo:paragraph-rsid="001d8172"/>
    </style:style>
    <style:style style:name="P2" style:family="paragraph" style:parent-style-name="Standard">
      <style:text-properties officeooo:rsid="001d8172" officeooo:paragraph-rsid="001d8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, 2.632cm, 1.515cm, 5.8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01cm, 2.671cm, 1.623cm, 6.1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18cm, 2.598cm, 1.596cm, 6.0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009cm" svg:y="0cm" svg:width="21.001cm" svg:height="16.101cm" draw:z-index="0"><draw:image xlink:href="Pictures/100000000000055600000300A4852C9230D051AC.png" xlink:type="simple" xlink:show="embed" xlink:actuate="onLoad"/></draw:frame></text:p>
      <text:p text:style-name="Standard"/>
      <text:p text:style-name="P1"><draw:frame draw:style-name="fr2" draw:name="Bild2" text:anchor-type="paragraph" svg:x="-2cm" svg:y="1.011cm" svg:width="21.001cm" svg:height="16cm" draw:z-index="1"><draw:image xlink:href="Pictures/1000000000000556000003009788B9B5A194767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Bild3" text:anchor-type="paragraph" svg:x="-2.529cm" svg:y="-0.833cm" svg:width="21.001cm" svg:height="16.101cm" draw:z-index="2"><draw:image xlink:href="Pictures/1000000000000556000003000BA9064EB58CD4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3:28:21.246134356</meta:creation-date>
    <dc:date>2017-07-08T13:40:37.120924639</dc:date>
    <meta:editing-duration>PT9M28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